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12.5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48" table:default-cell-style-name="ce3"/>
        <table:table-column table:style-name="co17" table:number-columns-repeated="192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58"/>
          <table:table-cell table:number-columns-repeated="192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FAMIMP1</text:p>
          </table:table-cell>
          <table:table-cell table:style-name="ce2" table:number-columns-repeated="58"/>
          <table:table-cell table:number-columns-repeated="192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63"/>
          <table:table-cell table:number-columns-repeated="19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ethod.TestFamImp1.php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48"/>
          <table:table-cell table:number-columns-repeated="192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4"/>
          <table:table-cell table:number-columns-repeated="192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4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54"/>
          <table:table-cell table:number-columns-repeated="192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UMBER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mbr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4"/>
          <table:table-cell table:number-columns-repeated="192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AT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at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4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4"/>
          <table:table-cell table:number-columns-repeated="192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CIDS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ocid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4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multiple=yes</text:p>
          </table:table-cell>
          <table:table-cell table:style-name="ce5" table:number-columns-repeated="48"/>
          <table:table-cell table:number-columns-repeated="192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 simp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4" office:value-type="string" calcext:value-type="string">
            <text:p>::auto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54"/>
          <table:table-cell table:number-columns-repeated="192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EXTRAKEY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Clef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4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4"/>
          <table:table-cell table:number-columns-repeated="192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EXTRAVAL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Valeur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4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4"/>
          <table:table-cell table:number-columns-repeated="192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2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 simp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4" office:value-type="string" calcext:value-type="string">
            <text:p>::auto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54"/>
          <table:table-cell table:number-columns-repeated="192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EXTS</text:p>
          </table:table-cell>
          <table:table-cell table:style-name="ce6" office:value-type="string" calcext:value-type="string">
            <text:p>TST_ARRAY2</text:p>
          </table:table-cell>
          <table:table-cell table:style-name="ce5" office:value-type="string" calcext:value-type="string">
            <text:p>texte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4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4"/>
          <table:table-cell table:number-columns-repeated="192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3"/>
          <table:table-cell table:number-columns-repeated="192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09:19:35.238086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22T14:33:18.415876765</dc:date>
    <meta:generator>LibreOffice/6.3.3.2$Linux_X86_64 LibreOffice_project/30$Build-2</meta:generator>
    <meta:editing-duration>PT21H53M24S</meta:editing-duration>
    <meta:editing-cycles>31</meta:editing-cycles>
    <meta:document-statistic meta:table-count="1" meta:cell-count="133" meta:object-count="0"/>
  </office:meta>
</office:document-meta>
</file>